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30pt"/>
    </style:style>
    <style:style style:name="P3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2pt"/>
    </style:style>
    <style:style style:name="P4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4pt"/>
    </style:style>
    <style:style style:name="P5" style:family="paragraph" style:parent-style-name="Standard">
      <style:paragraph-properties fo:line-height="0.212cm" fo:text-align="center" style:justify-single-word="false"/>
      <style:text-properties officeooo:rsid="001f1df8" officeooo:paragraph-rsid="001cc710" style:font-name-complex="Guttman Vilna" style:font-size-complex="42pt"/>
    </style:style>
    <style:style style:name="P6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44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52pt"/>
    </style:style>
    <style:style style:name="P8" style:family="paragraph" style:parent-style-name="Standard">
      <style:text-properties officeooo:rsid="001cc710" officeooo:paragraph-rsid="001cc710" style:font-size-complex="14pt"/>
    </style:style>
    <style:style style:name="P9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cc710" style:font-size-asian="7pt" style:font-weight-asian="normal" style:font-name-complex="Guttman Rashi" style:font-size-complex="20pt" style:font-weight-complex="normal"/>
    </style:style>
    <style:style style:name="P10" style:family="paragraph" style:parent-style-name="Standard">
      <style:paragraph-properties fo:text-align="justify" fo:text-align-last="center" style:justify-single-word="false"/>
      <style:text-properties officeooo:rsid="0020b5a3" officeooo:paragraph-rsid="001cc710" style:font-name-complex="Guttman Rashi" style:font-size-complex="20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style:font-size-complex="42pt"/>
    </style:style>
    <style:style style:name="T4" style:family="text">
      <style:text-properties style:font-size-complex="46pt"/>
    </style:style>
    <style:style style:name="T5" style:family="text">
      <style:text-properties style:font-size-complex="36pt"/>
    </style:style>
    <style:style style:name="T6" style:family="text">
      <style:text-properties officeooo:rsid="0037f815"/>
    </style:style>
    <style:style style:name="T7" style:family="text">
      <style:text-properties officeooo:rsid="00386b6e"/>
    </style:style>
    <style:style style:name="T8" style:family="text">
      <style:text-properties fo:font-size="7pt" fo:font-weight="normal" style:font-size-asian="7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בס"ד</text:p>
      <text:p text:style-name="P8"/>
      <text:p text:style-name="P8"/>
      <text:p text:style-name="P8"/>
      <text:p text:style-name="P1"/>
      <text:p text:style-name="P2">ספר</text:p>
      <text:p text:style-name="P5"/>
      <text:p text:style-name="P7">מצהלו<text:span text:style-name="T1">ת</text:span> חתני<text:span text:style-name="T2">ם</text:span>.</text:p>
      <text:p text:style-name="P7"/>
      <text:p text:style-name="P4">למו"הרר <text:span text:style-name="T3">חנוך זונדל בן יוסף</text:span><text:span text:style-name="T5"> "בעל הענפים" זצוקלל"ה זיע"א</text:span></text:p>
      <text:p text:style-name="P4"><text:span text:style-name="T5"/></text:p>
      <text:p text:style-name="P9">בו כל דיני אירוסין ונישואין בשל<text:span text:style-name="T6">י</text:span>מות. ודיני שבע ברכות.</text:p>
      <text:p text:style-name="P9">ופי’ על שבע ברכות. בו תמצא טעם על כל מנהגים</text:p>
      <text:p text:style-name="P9">שנוהגים <text:span text:style-name="T7">קודם</text:span> החופה. ותחת החופה. ואחר החופה.</text:p>
      <text:p text:style-name="P9">בו יבואר מעלת החתן אם נושא אשה לש"ש ועונש המבטל</text:p>
      <text:p text:style-name="P9">מצות פ"ו. ומעלת השושבינין. ודיני תענית חתן וכלה ביום</text:p>
      <text:p text:style-name="P9">חופתם. ובאיזה ימים אינם צריכין להתענות. ודין שאין</text:p>
      <text:p text:style-name="P9">אומרים תחינה בבי"הכנ שהחתן בו. ועד מתי נקראים</text:p>
      <text:p text:style-name="P9">ז’ ימי המשתה. ודין בעילת מצוה וברכתה. ותוכחת מוסר</text:p>
      <text:p text:style-name="P9">להחתן ולכל אנשי הסעודה. ובאיזה ימים אסור לעשות</text:p>
      <text:p text:style-name="P10"><text:span text:style-name="T8">נישואין:</text:span></text:p>
      <text:p text:style-name="P4"><text:span text:style-name="T5"/></text:p>
      <text:p text:style-name="P4"><text:span text:style-name="T5"/></text:p>
      <text:p text:style-name="P3">הוקלד מחדש על ידי אני הקטן</text:p>
      <text:p text:style-name="P4"><text:span text:style-name="T5">דוד בולקא נ"י</text:span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21:36.209000000</meta:creation-date>
    <dc:date>2020-03-06T15:25:17.024000000</dc:date>
    <meta:editing-duration>PT3M41S</meta:editing-duration>
    <meta:editing-cycles>1</meta:editing-cycles>
    <meta:document-statistic meta:table-count="0" meta:image-count="0" meta:object-count="0" meta:page-count="2" meta:paragraph-count="16" meta:word-count="101" meta:character-count="548" meta:non-whitespace-character-count="463"/>
    <meta:generator>LibreOffice/6.0.1.1$Windows_X86_64 LibreOffice_project/60bfb1526849283ce2491346ed2aa51c465abfe6</meta:generator>
  </office:meta>
</office:document-meta>
</file>